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romotionTermDetail.setActivityId( String activity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setRealPrice( Money realPr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getCodeFor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setChoose( boolean cho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getCoupon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getCoup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setCouponType( String coupon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setPromotionId( String promoti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getPromotion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setMatch( boolean matc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isMatc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ssue_for_gaorui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PromotionTermDetail.setCodeForLose( String codeFor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getRealPr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isCho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setReasonForLose( String reasonForLo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getActivity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getReasonForLo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romotionTermDetail.setCouponId( Long coupon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